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964cm"/>
    </style:style>
    <style:style style:name="co4" style:family="table-column">
      <style:table-column-properties fo:break-before="auto" style:column-width="6.6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00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eneral Comparative Studies" table:style-name="ta1">
        <table:shapes>
          <draw:frame draw:z-index="0" draw:style-name="gr1" draw:text-style-name="P1" svg:width="10.592cm" svg:height="5.844cm" svg:x="44.759cm" svg:y="2.737cm">
            <draw:object draw:notify-on-update-of-ranges="'General Comparative Studies'.A5:'General Comparative Studies'.A22 'General Comparative Studies'.I5:'General Comparative Studies'.I2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0.399cm" svg:height="5.578cm" svg:x="29.793cm" svg:y="13.202cm">
            <draw:object draw:notify-on-update-of-ranges="'General Comparative Studies'.I27:'General Comparative Studies'.I4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0.509cm" svg:height="5.711cm" svg:x="44.704cm" svg:y="13.042cm">
            <draw:object draw:notify-on-update-of-ranges="'General Comparative Studies'.A27:'General Comparative Studies'.A44 'General Comparative Studies'.I27:'General Comparative Studies'.I44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9.822cm" svg:height="4.993cm" svg:x="29.985cm" svg:y="23.455cm">
            <draw:object draw:notify-on-update-of-ranges="'General Comparative Studies'.I49:'General Comparative Studies'.I6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draw:text-style-name="P1" svg:width="11.555cm" svg:height="5.976cm" svg:x="44.153cm" svg:y="23.162cm">
            <draw:object draw:notify-on-update-of-ranges="'General Comparative Studies'.A49:'General Comparative Studies'.A66 'General Comparative Studies'.I49:'General Comparative Studies'.I66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5" draw:style-name="gr1" draw:text-style-name="P1" svg:width="10.62cm" svg:height="6.348cm" svg:x="8.336cm" svg:y="3.002cm">
            <draw:object draw:notify-on-update-of-ranges="'General Comparative Studies'.A5:'General Comparative Studies'.A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6" draw:style-name="gr1" draw:text-style-name="P1" svg:width="10.647cm" svg:height="5.365cm" svg:x="29.739cm" svg:y="2.63cm">
            <draw:object draw:notify-on-update-of-ranges="'General Comparative Studies'.I5:'General Comparative Studies'.I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7" draw:style-name="gr1" draw:text-style-name="P1" svg:width="9.601cm" svg:height="5.525cm" svg:x="8.364cm" svg:y="13.334cm">
            <draw:object draw:notify-on-update-of-ranges="'General Comparative Studies'.A27:'General Comparative Studies'.A4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8" draw:style-name="gr1" draw:text-style-name="P1" svg:width="9.959cm" svg:height="5.844cm" svg:x="8.336cm" svg:y="23.427cm">
            <draw:object draw:notify-on-update-of-ranges="'General Comparative Studies'.A49:'General Comparative Studies'.A6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9" draw:style-name="gr1" draw:text-style-name="P1" svg:width="9.987cm" svg:height="5.498cm" svg:x="8.391cm" svg:y="33.203cm">
            <draw:object draw:notify-on-update-of-ranges="'General Comparative Studies'.A71:'General Comparative Studies'.A8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0" draw:style-name="gr1" draw:text-style-name="P1" svg:width="9.381cm" svg:height="5.551cm" svg:x="29.986cm" svg:y="33.229cm">
            <draw:object draw:notify-on-update-of-ranges="'General Comparative Studies'.I71:'General Comparative Studies'.I88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9.959cm" svg:height="5.817cm" svg:x="44.153cm" svg:y="33.256cm">
            <draw:object draw:notify-on-update-of-ranges="'General Comparative Studies'.A71:'General Comparative Studies'.A88 'General Comparative Studies'.I71:'General Comparative Studies'.I88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11.45cm" svg:height="4.92cm" svg:x="63.241cm" svg:y="2.755cm">
            <draw:object draw:notify-on-update-of-ranges="'General Comparative Studies'.V5:'General Comparative Studies'.V22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12.077cm" svg:height="6.454cm" svg:x="76.259cm" svg:y="1.834cm">
            <draw:object draw:notify-on-update-of-ranges="'General Comparative Studies'.A5:'General Comparative Studies'.A22 'General Comparative Studies'.I5:'General Comparative Studies'.I22 'General Comparative Studies'.V5:'General Comparative Studies'.V22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11.472cm" svg:height="5.737cm" svg:x="63.191cm" svg:y="13.574cm">
            <draw:object draw:notify-on-update-of-ranges="'General Comparative Studies'.V27:'General Comparative Studies'.V44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11.562cm" svg:height="6.355cm" svg:x="77.738cm" svg:y="13.195cm">
            <draw:object draw:notify-on-update-of-ranges="'General Comparative Studies'.A27:'General Comparative Studies'.A44 'General Comparative Studies'.I27:'General Comparative Studies'.I44 'General Comparative Studies'.V27:'General Comparative Studies'.V44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draw:text-style-name="P1" svg:width="11.087cm" svg:height="6.216cm" svg:x="63.136cm" svg:y="23.428cm">
            <draw:object draw:notify-on-update-of-ranges="'General Comparative Studies'.V49:'General Comparative Studies'.V66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1" draw:text-style-name="P1" svg:width="11.225cm" svg:height="5.817cm" svg:x="77.551cm" svg:y="23.747cm">
            <draw:object draw:notify-on-update-of-ranges="'General Comparative Studies'.A49:'General Comparative Studies'.A66 'General Comparative Studies'.I49:'General Comparative Studies'.I66 'General Comparative Studies'.V49:'General Comparative Studies'.V66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8" draw:style-name="gr1" draw:text-style-name="P1" svg:width="10.977cm" svg:height="5.817cm" svg:x="62.943cm" svg:y="33.017cm">
            <draw:object draw:notify-on-update-of-ranges="'General Comparative Studies'.V71:'General Comparative Studies'.V88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9" draw:style-name="gr1" draw:text-style-name="P1" svg:width="9.829cm" svg:height="6.044cm" svg:x="78.266cm" svg:y="32.803cm">
            <draw:object draw:notify-on-update-of-ranges="'General Comparative Studies'.A71:'General Comparative Studies'.A88 'General Comparative Studies'.I71:'General Comparative Studies'.I88 'General Comparative Studies'.V71:'General Comparative Studies'.V88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URN BASED LOCKING</text:p>
          </table:table-cell>
          <table:table-cell table:number-columns-repeated="7"/>
          <table:table-cell table:style-name="ce1" office:value-type="string" calcext:value-type="string">
            <text:p>STRICT MODULE LOCKING</text:p>
          </table:table-cell>
          <table:table-cell table:number-columns-repeated="12"/>
          <table:table-cell table:style-name="ce1" office:value-type="string" calcext:value-type="string">
            <text:p>ATTR. LEVEL LOCKING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2 Reg Workflow Tree</text:p>
          </table:table-cell>
          <table:table-cell table:number-columns-repeated="12"/>
          <table:table-cell table:style-name="ce2" office:value-type="string" calcext:value-type="string">
            <text:p>2 Reg Workflow Tree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AVG. WAITING TIME PER COLLAB</text:p>
          </table:table-cell>
          <table:table-cell table:number-columns-repeated="7"/>
          <table:table-cell office:value-type="string" calcext:value-type="string">
            <text:p>AVG. WAITING TIME PER COLLAB</text:p>
          </table:table-cell>
          <table:table-cell table:number-columns-repeated="12"/>
          <table:table-cell office:value-type="string" calcext:value-type="string">
            <text:p>AVG. WAITING TIME PER COLLA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14.333333333333" calcext:value-type="float">
            <text:p>114.333333333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8.75" calcext:value-type="float">
            <text:p>168.75</text:p>
          </table:table-cell>
          <table:table-cell table:number-columns-repeated="7"/>
          <table:table-cell office:value-type="float" office:value="33.75" calcext:value-type="float">
            <text:p>33.75</text:p>
          </table:table-cell>
          <table:table-cell table:number-columns-repeated="12"/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float" office:value="226.6" calcext:value-type="float">
            <text:p>226.6</text:p>
          </table:table-cell>
          <table:table-cell table:number-columns-repeated="7"/>
          <table:table-cell office:value-type="float" office:value="30.8" calcext:value-type="float">
            <text:p>30.8</text:p>
          </table:table-cell>
          <table:table-cell table:number-columns-repeated="12"/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float" office:value="284.666666666667" calcext:value-type="float">
            <text:p>284.6666666667</text:p>
          </table:table-cell>
          <table:table-cell table:number-columns-repeated="7"/>
          <table:table-cell office:value-type="float" office:value="52.3333333333333" calcext:value-type="float">
            <text:p>52.3333333333</text:p>
          </table:table-cell>
          <table:table-cell table:number-columns-repeated="1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0.428571428571" calcext:value-type="float">
            <text:p>350.4285714286</text:p>
          </table:table-cell>
          <table:table-cell table:number-columns-repeated="7"/>
          <table:table-cell office:value-type="float" office:value="168.285714285714" calcext:value-type="float">
            <text:p>168.2857142857</text:p>
          </table:table-cell>
          <table:table-cell table:number-columns-repeated="12"/>
          <table:table-cell office:value-type="float" office:value="97.5714285714286" calcext:value-type="float">
            <text:p>97.5714285714</text:p>
          </table:table-cell>
        </table:table-row>
        <table:table-row table:style-name="ro1">
          <table:table-cell office:value-type="float" office:value="452.625" calcext:value-type="float">
            <text:p>452.625</text:p>
          </table:table-cell>
          <table:table-cell table:number-columns-repeated="7"/>
          <table:table-cell office:value-type="float" office:value="100.75" calcext:value-type="float">
            <text:p>100.75</text:p>
          </table:table-cell>
          <table:table-cell table:number-columns-repeated="12"/>
          <table:table-cell office:value-type="float" office:value="56.75" calcext:value-type="float">
            <text:p>56.7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7"/>
          <table:table-cell office:value-type="float" office:value="129.555555555556" calcext:value-type="float">
            <text:p>129.5555555556</text:p>
          </table:table-cell>
          <table:table-cell table:number-columns-repeated="12"/>
          <table:table-cell office:value-type="float" office:value="54.6666666666667" calcext:value-type="float">
            <text:p>54.6666666667</text:p>
          </table:table-cell>
        </table:table-row>
        <table:table-row table:style-name="ro1">
          <table:table-cell office:value-type="float" office:value="673.5" calcext:value-type="float">
            <text:p>673.5</text:p>
          </table:table-cell>
          <table:table-cell table:number-columns-repeated="7"/>
          <table:table-cell office:value-type="float" office:value="80.1" calcext:value-type="float">
            <text:p>80.1</text:p>
          </table:table-cell>
          <table:table-cell table:number-columns-repeated="12"/>
          <table:table-cell office:value-type="float" office:value="76.6" calcext:value-type="float">
            <text:p>76.6</text:p>
          </table:table-cell>
        </table:table-row>
        <table:table-row table:style-name="ro1">
          <table:table-cell office:value-type="float" office:value="860.545454545455" calcext:value-type="float">
            <text:p>860.5454545455</text:p>
          </table:table-cell>
          <table:table-cell table:number-columns-repeated="7"/>
          <table:table-cell office:value-type="float" office:value="134.818181818182" calcext:value-type="float">
            <text:p>134.8181818182</text:p>
          </table:table-cell>
          <table:table-cell table:number-columns-repeated="12"/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61.416666666667" calcext:value-type="float">
            <text:p>761.4166666667</text:p>
          </table:table-cell>
          <table:table-cell table:number-columns-repeated="7"/>
          <table:table-cell office:value-type="float" office:value="136.083333333333" calcext:value-type="float">
            <text:p>136.0833333333</text:p>
          </table:table-cell>
          <table:table-cell table:number-columns-repeated="12"/>
          <table:table-cell office:value-type="float" office:value="103.083333333333" calcext:value-type="float">
            <text:p>103.0833333333</text:p>
          </table:table-cell>
        </table:table-row>
        <table:table-row table:style-name="ro1">
          <table:table-cell office:value-type="float" office:value="1108.38461538462" calcext:value-type="float">
            <text:p>1108.3846153846</text:p>
          </table:table-cell>
          <table:table-cell table:number-columns-repeated="7"/>
          <table:table-cell office:value-type="float" office:value="238.076923076923" calcext:value-type="float">
            <text:p>238.0769230769</text:p>
          </table:table-cell>
          <table:table-cell table:number-columns-repeated="12"/>
          <table:table-cell office:value-type="float" office:value="99.0769230769231" calcext:value-type="float">
            <text:p>99.0769230769</text:p>
          </table:table-cell>
        </table:table-row>
        <table:table-row table:style-name="ro1">
          <table:table-cell office:value-type="float" office:value="1024.85714285714" calcext:value-type="float">
            <text:p>1024.8571428572</text:p>
          </table:table-cell>
          <table:table-cell table:number-columns-repeated="7"/>
          <table:table-cell office:value-type="float" office:value="264.785714285714" calcext:value-type="float">
            <text:p>264.7857142857</text:p>
          </table:table-cell>
          <table:table-cell table:number-columns-repeated="12"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557.06666666667" calcext:value-type="float">
            <text:p>1557.0666666667</text:p>
          </table:table-cell>
          <table:table-cell table:number-columns-repeated="7"/>
          <table:table-cell office:value-type="float" office:value="252.4" calcext:value-type="float">
            <text:p>252.4</text:p>
          </table:table-cell>
          <table:table-cell table:number-columns-repeated="12"/>
          <table:table-cell office:value-type="float" office:value="153.866666666667" calcext:value-type="float">
            <text:p>153.8666666667</text:p>
          </table:table-cell>
        </table:table-row>
        <table:table-row table:style-name="ro1">
          <table:table-cell office:value-type="float" office:value="1805.8125" calcext:value-type="float">
            <text:p>1805.8125</text:p>
          </table:table-cell>
          <table:table-cell table:number-columns-repeated="7"/>
          <table:table-cell office:value-type="float" office:value="240.5625" calcext:value-type="float">
            <text:p>240.5625</text:p>
          </table:table-cell>
          <table:table-cell table:number-columns-repeated="12"/>
          <table:table-cell office:value-type="float" office:value="129.25" calcext:value-type="float">
            <text:p>129.25</text:p>
          </table:table-cell>
        </table:table-row>
        <table:table-row table:style-name="ro1">
          <table:table-cell office:value-type="float" office:value="2103.41176470588" calcext:value-type="float">
            <text:p>2103.4117647059</text:p>
          </table:table-cell>
          <table:table-cell table:number-columns-repeated="7"/>
          <table:table-cell office:value-type="float" office:value="407.352941176471" calcext:value-type="float">
            <text:p>407.3529411765</text:p>
          </table:table-cell>
          <table:table-cell table:number-columns-repeated="12"/>
          <table:table-cell office:value-type="float" office:value="158.117647058824" calcext:value-type="float">
            <text:p>158.1176470588</text:p>
          </table:table-cell>
        </table:table-row>
        <table:table-row table:style-name="ro1">
          <table:table-cell office:value-type="float" office:value="2495.55555555556" calcext:value-type="float">
            <text:p>2495.5555555556</text:p>
          </table:table-cell>
          <table:table-cell table:number-columns-repeated="7"/>
          <table:table-cell office:value-type="float" office:value="433.611111111111" calcext:value-type="float">
            <text:p>433.6111111111</text:p>
          </table:table-cell>
          <table:table-cell table:number-columns-repeated="12"/>
          <table:table-cell office:value-type="float" office:value="165.777777777778" calcext:value-type="float">
            <text:p>165.7777777778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string" calcext:value-type="string">
            <text:p>TOTAL WORKFLOW DESIGN TIME</text:p>
          </table:table-cell>
          <table:table-cell table:number-columns-repeated="7"/>
          <table:table-cell office:value-type="string" calcext:value-type="string">
            <text:p>TOTAL WORKFLOW DESIGN TIME</text:p>
          </table:table-cell>
          <table:table-cell table:number-columns-repeated="12"/>
          <table:table-cell office:value-type="string" calcext:value-type="string">
            <text:p>TOTAL WORKFLOW DESIGN TIME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7"/>
          <table:table-cell office:value-type="float" office:value="296" calcext:value-type="float">
            <text:p>296</text:p>
          </table:table-cell>
          <table:table-cell table:number-columns-repeated="12"/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  <table:table-cell office:value-type="float" office:value="199" calcext:value-type="float">
            <text:p>199</text:p>
          </table:table-cell>
          <table:table-cell table:number-columns-repeated="12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7"/>
          <table:table-cell office:value-type="float" office:value="199" calcext:value-type="float">
            <text:p>199</text:p>
          </table:table-cell>
          <table:table-cell table:number-columns-repeated="12"/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7"/>
          <table:table-cell office:value-type="float" office:value="232" calcext:value-type="float">
            <text:p>232</text:p>
          </table:table-cell>
          <table:table-cell table:number-columns-repeated="12"/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7"/>
          <table:table-cell office:value-type="float" office:value="266" calcext:value-type="float">
            <text:p>266</text:p>
          </table:table-cell>
          <table:table-cell table:number-columns-repeated="12"/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7"/>
          <table:table-cell office:value-type="float" office:value="287" calcext:value-type="float">
            <text:p>287</text:p>
          </table:table-cell>
          <table:table-cell table:number-columns-repeated="12"/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7"/>
          <table:table-cell office:value-type="float" office:value="571" calcext:value-type="float">
            <text:p>571</text:p>
          </table:table-cell>
          <table:table-cell table:number-columns-repeated="12"/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7"/>
          <table:table-cell office:value-type="float" office:value="439" calcext:value-type="float">
            <text:p>439</text:p>
          </table:table-cell>
          <table:table-cell table:number-columns-repeated="12"/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7"/>
          <table:table-cell office:value-type="float" office:value="416" calcext:value-type="float">
            <text:p>416</text:p>
          </table:table-cell>
          <table:table-cell table:number-columns-repeated="12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7"/>
          <table:table-cell office:value-type="float" office:value="398" calcext:value-type="float">
            <text:p>398</text:p>
          </table:table-cell>
          <table:table-cell table:number-columns-repeated="12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7"/>
          <table:table-cell office:value-type="float" office:value="447" calcext:value-type="float">
            <text:p>447</text:p>
          </table:table-cell>
          <table:table-cell table:number-columns-repeated="12"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7"/>
          <table:table-cell office:value-type="float" office:value="528" calcext:value-type="float">
            <text:p>528</text:p>
          </table:table-cell>
          <table:table-cell table:number-columns-repeated="12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7"/>
          <table:table-cell office:value-type="float" office:value="636" calcext:value-type="float">
            <text:p>636</text:p>
          </table:table-cell>
          <table:table-cell table:number-columns-repeated="12"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7"/>
          <table:table-cell office:value-type="float" office:value="631" calcext:value-type="float">
            <text:p>631</text:p>
          </table:table-cell>
          <table:table-cell table:number-columns-repeated="12"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7"/>
          <table:table-cell office:value-type="float" office:value="730" calcext:value-type="float">
            <text:p>730</text:p>
          </table:table-cell>
          <table:table-cell table:number-columns-repeated="12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7"/>
          <table:table-cell office:value-type="float" office:value="708" calcext:value-type="float">
            <text:p>708</text:p>
          </table:table-cell>
          <table:table-cell table:number-columns-repeated="12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7"/>
          <table:table-cell office:value-type="float" office:value="1044" calcext:value-type="float">
            <text:p>1044</text:p>
          </table:table-cell>
          <table:table-cell table:number-columns-repeated="12"/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7"/>
          <table:table-cell office:value-type="float" office:value="1090" calcext:value-type="float">
            <text:p>1090</text:p>
          </table:table-cell>
          <table:table-cell table:number-columns-repeated="12"/>
          <table:table-cell office:value-type="float" office:value="697" calcext:value-type="float">
            <text:p>697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string" calcext:value-type="string">
            <text:p>AVG. UPDATES PER MIN</text:p>
          </table:table-cell>
          <table:table-cell table:number-columns-repeated="7"/>
          <table:table-cell office:value-type="string" calcext:value-type="string">
            <text:p>AVG. UPDATES PER MIN</text:p>
          </table:table-cell>
          <table:table-cell table:number-columns-repeated="12"/>
          <table:table-cell office:value-type="string" calcext:value-type="string">
            <text:p>AVG. UPDATES PER MIN</text:p>
          </table:table-cell>
        </table:table-row>
        <table:table-row table:style-name="ro1">
          <table:table-cell office:value-type="float" office:value="7761.19402985075" calcext:value-type="float">
            <text:p>7761.1940298508</text:p>
          </table:table-cell>
          <table:table-cell table:number-columns-repeated="7"/>
          <table:table-cell office:value-type="float" office:value="2635.13513513514" calcext:value-type="float">
            <text:p>2635.1351351351</text:p>
          </table:table-cell>
          <table:table-cell table:number-columns-repeated="12"/>
          <table:table-cell office:value-type="float" office:value="1069.95884773663" calcext:value-type="float">
            <text:p>1069.9588477366</text:p>
          </table:table-cell>
        </table:table-row>
        <table:table-row table:style-name="ro1">
          <table:table-cell office:value-type="float" office:value="9176.4705882353" calcext:value-type="float">
            <text:p>9176.4705882353</text:p>
          </table:table-cell>
          <table:table-cell table:number-columns-repeated="7"/>
          <table:table-cell office:value-type="float" office:value="7839.1959798995" calcext:value-type="float">
            <text:p>7839.1959798995</text:p>
          </table:table-cell>
          <table:table-cell table:number-columns-repeated="12"/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10162.8664495114" calcext:value-type="float">
            <text:p>10162.8664495114</text:p>
          </table:table-cell>
          <table:table-cell table:number-columns-repeated="7"/>
          <table:table-cell office:value-type="float" office:value="11758.7939698492" calcext:value-type="float">
            <text:p>11758.7939698492</text:p>
          </table:table-cell>
          <table:table-cell table:number-columns-repeated="12"/>
          <table:table-cell office:value-type="float" office:value="8327.40213523132" calcext:value-type="float">
            <text:p>8327.4021352313</text:p>
          </table:table-cell>
        </table:table-row>
        <table:table-row table:style-name="ro1">
          <table:table-cell office:value-type="float" office:value="10655.737704918" calcext:value-type="float">
            <text:p>10655.737704918</text:p>
          </table:table-cell>
          <table:table-cell table:number-columns-repeated="7"/>
          <table:table-cell office:value-type="float" office:value="13448.275862069" calcext:value-type="float">
            <text:p>13448.275862069</text:p>
          </table:table-cell>
          <table:table-cell table:number-columns-repeated="12"/>
          <table:table-cell office:value-type="float" office:value="8666.66666666667" calcext:value-type="float">
            <text:p>8666.6666666667</text:p>
          </table:table-cell>
        </table:table-row>
        <table:table-row table:style-name="ro1">
          <table:table-cell office:value-type="float" office:value="11011.7647058824" calcext:value-type="float">
            <text:p>11011.7647058824</text:p>
          </table:table-cell>
          <table:table-cell table:number-columns-repeated="7"/>
          <table:table-cell office:value-type="float" office:value="14661.6541353383" calcext:value-type="float">
            <text:p>14661.6541353383</text:p>
          </table:table-cell>
          <table:table-cell table:number-columns-repeated="12"/>
          <table:table-cell office:value-type="float" office:value="14885.4961832061" calcext:value-type="float">
            <text:p>14885.4961832061</text:p>
          </table:table-cell>
        </table:table-row>
        <table:table-row table:style-name="ro1">
          <table:table-cell office:value-type="float" office:value="11257.7319587629" calcext:value-type="float">
            <text:p>11257.7319587629</text:p>
          </table:table-cell>
          <table:table-cell table:number-columns-repeated="7"/>
          <table:table-cell office:value-type="float" office:value="16306.6202090592" calcext:value-type="float">
            <text:p>16306.6202090592</text:p>
          </table:table-cell>
          <table:table-cell table:number-columns-repeated="12"/>
          <table:table-cell office:value-type="float" office:value="17142.8571428571" calcext:value-type="float">
            <text:p>17142.8571428571</text:p>
          </table:table-cell>
        </table:table-row>
        <table:table-row table:style-name="ro1">
          <table:table-cell office:value-type="float" office:value="11162.7906976744" calcext:value-type="float">
            <text:p>11162.7906976744</text:p>
          </table:table-cell>
          <table:table-cell table:number-columns-repeated="7"/>
          <table:table-cell office:value-type="float" office:value="9562.17162872154" calcext:value-type="float">
            <text:p>9562.1716287215</text:p>
          </table:table-cell>
          <table:table-cell table:number-columns-repeated="12"/>
          <table:table-cell office:value-type="float" office:value="14836.9565217391" calcext:value-type="float">
            <text:p>14836.9565217391</text:p>
          </table:table-cell>
        </table:table-row>
        <table:table-row table:style-name="ro1">
          <table:table-cell office:value-type="float" office:value="10278.1844802343" calcext:value-type="float">
            <text:p>10278.1844802343</text:p>
          </table:table-cell>
          <table:table-cell table:number-columns-repeated="7"/>
          <table:table-cell office:value-type="float" office:value="14214.1230068337" calcext:value-type="float">
            <text:p>14214.1230068337</text:p>
          </table:table-cell>
          <table:table-cell table:number-columns-repeated="12"/>
          <table:table-cell office:value-type="float" office:value="18626.8656716418" calcext:value-type="float">
            <text:p>18626.8656716418</text:p>
          </table:table-cell>
        </table:table-row>
        <table:table-row table:style-name="ro1">
          <table:table-cell office:value-type="float" office:value="9689.44099378882" calcext:value-type="float">
            <text:p>9689.4409937888</text:p>
          </table:table-cell>
          <table:table-cell table:number-columns-repeated="7"/>
          <table:table-cell office:value-type="float" office:value="16875" calcext:value-type="float">
            <text:p>16875</text:p>
          </table:table-cell>
          <table:table-cell table:number-columns-repeated="12"/>
          <table:table-cell office:value-type="float" office:value="17290.6403940887" calcext:value-type="float">
            <text:p>17290.6403940887</text:p>
          </table:table-cell>
        </table:table-row>
        <table:table-row table:style-name="ro1">
          <table:table-cell office:value-type="float" office:value="9098.62142099682" calcext:value-type="float">
            <text:p>9098.6214209968</text:p>
          </table:table-cell>
          <table:table-cell table:number-columns-repeated="7"/>
          <table:table-cell office:value-type="float" office:value="19597.9899497487" calcext:value-type="float">
            <text:p>19597.9899497487</text:p>
          </table:table-cell>
          <table:table-cell table:number-columns-repeated="12"/>
          <table:table-cell office:value-type="float" office:value="21138.2113821138" calcext:value-type="float">
            <text:p>21138.2113821138</text:p>
          </table:table-cell>
        </table:table-row>
        <table:table-row table:style-name="ro1">
          <table:table-cell office:value-type="float" office:value="7979.53964194373" calcext:value-type="float">
            <text:p>7979.5396419437</text:p>
          </table:table-cell>
          <table:table-cell table:number-columns-repeated="7"/>
          <table:table-cell office:value-type="float" office:value="19194.6308724832" calcext:value-type="float">
            <text:p>19194.6308724832</text:p>
          </table:table-cell>
          <table:table-cell table:number-columns-repeated="12"/>
          <table:table-cell office:value-type="float" office:value="20825.2427184466" calcext:value-type="float">
            <text:p>20825.2427184466</text:p>
          </table:table-cell>
        </table:table-row>
        <table:table-row table:style-name="ro1">
          <table:table-cell office:value-type="float" office:value="9921.72211350293" calcext:value-type="float">
            <text:p>9921.7221135029</text:p>
          </table:table-cell>
          <table:table-cell table:number-columns-repeated="7"/>
          <table:table-cell office:value-type="float" office:value="17727.2727272727" calcext:value-type="float">
            <text:p>17727.2727272727</text:p>
          </table:table-cell>
          <table:table-cell table:number-columns-repeated="12"/>
          <table:table-cell office:value-type="float" office:value="19419.0871369295" calcext:value-type="float">
            <text:p>19419.0871369295</text:p>
          </table:table-cell>
        </table:table-row>
        <table:table-row table:style-name="ro1">
          <table:table-cell office:value-type="float" office:value="7593.88038942976" calcext:value-type="float">
            <text:p>7593.8803894298</text:p>
          </table:table-cell>
          <table:table-cell table:number-columns-repeated="7"/>
          <table:table-cell office:value-type="float" office:value="15943.3962264151" calcext:value-type="float">
            <text:p>15943.3962264151</text:p>
          </table:table-cell>
          <table:table-cell table:number-columns-repeated="12"/>
          <table:table-cell office:value-type="float" office:value="21257.8616352201" calcext:value-type="float">
            <text:p>21257.8616352201</text:p>
          </table:table-cell>
        </table:table-row>
        <table:table-row table:style-name="ro1">
          <table:table-cell office:value-type="float" office:value="8634.68634686347" calcext:value-type="float">
            <text:p>8634.6863468635</text:p>
          </table:table-cell>
          <table:table-cell table:number-columns-repeated="7"/>
          <table:table-cell office:value-type="float" office:value="17305.8637083994" calcext:value-type="float">
            <text:p>17305.8637083994</text:p>
          </table:table-cell>
          <table:table-cell table:number-columns-repeated="12"/>
          <table:table-cell office:value-type="float" office:value="23585.313174946" calcext:value-type="float">
            <text:p>23585.313174946</text:p>
          </table:table-cell>
        </table:table-row>
        <table:table-row table:style-name="ro1">
          <table:table-cell office:value-type="float" office:value="6396.71963095848" calcext:value-type="float">
            <text:p>6396.7196309585</text:p>
          </table:table-cell>
          <table:table-cell table:number-columns-repeated="7"/>
          <table:table-cell office:value-type="float" office:value="16027.397260274" calcext:value-type="float">
            <text:p>16027.397260274</text:p>
          </table:table-cell>
          <table:table-cell table:number-columns-repeated="12"/>
          <table:table-cell office:value-type="float" office:value="21081.0810810811" calcext:value-type="float">
            <text:p>21081.0810810811</text:p>
          </table:table-cell>
        </table:table-row>
        <table:table-row table:style-name="ro1">
          <table:table-cell office:value-type="float" office:value="5795.45454545455" calcext:value-type="float">
            <text:p>5795.4545454546</text:p>
          </table:table-cell>
          <table:table-cell table:number-columns-repeated="7"/>
          <table:table-cell office:value-type="float" office:value="17627.1186440678" calcext:value-type="float">
            <text:p>17627.1186440678</text:p>
          </table:table-cell>
          <table:table-cell table:number-columns-repeated="12"/>
          <table:table-cell office:value-type="float" office:value="20696.5174129353" calcext:value-type="float">
            <text:p>20696.5174129353</text:p>
          </table:table-cell>
        </table:table-row>
        <table:table-row table:style-name="ro1">
          <table:table-cell office:value-type="float" office:value="5437.64523625097" calcext:value-type="float">
            <text:p>5437.645236251</text:p>
          </table:table-cell>
          <table:table-cell table:number-columns-repeated="7"/>
          <table:table-cell office:value-type="float" office:value="12701.1494252874" calcext:value-type="float">
            <text:p>12701.1494252874</text:p>
          </table:table-cell>
          <table:table-cell table:number-columns-repeated="12"/>
          <table:table-cell office:value-type="float" office:value="18676.0563380282" calcext:value-type="float">
            <text:p>18676.0563380282</text:p>
          </table:table-cell>
        </table:table-row>
        <table:table-row table:style-name="ro1">
          <table:table-cell office:value-type="float" office:value="4886.2512363996" calcext:value-type="float">
            <text:p>4886.2512363996</text:p>
          </table:table-cell>
          <table:table-cell table:number-columns-repeated="7"/>
          <table:table-cell office:value-type="float" office:value="12880.7339449541" calcext:value-type="float">
            <text:p>12880.7339449541</text:p>
          </table:table-cell>
          <table:table-cell table:number-columns-repeated="12"/>
          <table:table-cell office:value-type="float" office:value="20143.4720229555" calcext:value-type="float">
            <text:p>20143.4720229555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string" calcext:value-type="string">
            <text:p>EFFICEINCY</text:p>
          </table:table-cell>
          <table:table-cell table:number-columns-repeated="7"/>
          <table:table-cell office:value-type="string" calcext:value-type="string">
            <text:p>EFFICEINCY</text:p>
          </table:table-cell>
          <table:table-cell table:number-columns-repeated="12"/>
          <table:table-cell office:value-type="string" calcext:value-type="string">
            <text:p>EFFICEINCY</text:p>
          </table:table-cell>
        </table:table-row>
        <table:table-row table:style-name="ro1">
          <table:table-cell office:value-type="float" office:value="31044.776119403" calcext:value-type="float">
            <text:p>31044.776119403</text:p>
          </table:table-cell>
          <table:table-cell table:number-columns-repeated="7"/>
          <table:table-cell office:value-type="float" office:value="10540.5405405405" calcext:value-type="float">
            <text:p>10540.5405405405</text:p>
          </table:table-cell>
          <table:table-cell table:number-columns-repeated="12"/>
          <table:table-cell office:value-type="float" office:value="4279.8353909465" calcext:value-type="float">
            <text:p>4279.8353909465</text:p>
          </table:table-cell>
        </table:table-row>
        <table:table-row table:style-name="ro1">
          <table:table-cell office:value-type="float" office:value="18352.9411764706" calcext:value-type="float">
            <text:p>18352.9411764706</text:p>
          </table:table-cell>
          <table:table-cell table:number-columns-repeated="7"/>
          <table:table-cell office:value-type="float" office:value="15678.391959799" calcext:value-type="float">
            <text:p>15678.391959799</text:p>
          </table:table-cell>
          <table:table-cell table:number-columns-repeated="12"/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float" office:value="13550.4885993485" calcext:value-type="float">
            <text:p>13550.4885993485</text:p>
          </table:table-cell>
          <table:table-cell table:number-columns-repeated="7"/>
          <table:table-cell office:value-type="float" office:value="15678.391959799" calcext:value-type="float">
            <text:p>15678.391959799</text:p>
          </table:table-cell>
          <table:table-cell table:number-columns-repeated="12"/>
          <table:table-cell office:value-type="float" office:value="11103.2028469751" calcext:value-type="float">
            <text:p>11103.2028469751</text:p>
          </table:table-cell>
        </table:table-row>
        <table:table-row table:style-name="ro1">
          <table:table-cell office:value-type="float" office:value="10655.737704918" calcext:value-type="float">
            <text:p>10655.737704918</text:p>
          </table:table-cell>
          <table:table-cell table:number-columns-repeated="7"/>
          <table:table-cell office:value-type="float" office:value="13448.275862069" calcext:value-type="float">
            <text:p>13448.275862069</text:p>
          </table:table-cell>
          <table:table-cell table:number-columns-repeated="12"/>
          <table:table-cell office:value-type="float" office:value="8666.66666666667" calcext:value-type="float">
            <text:p>8666.6666666667</text:p>
          </table:table-cell>
        </table:table-row>
        <table:table-row table:style-name="ro1">
          <table:table-cell office:value-type="float" office:value="8809.41176470589" calcext:value-type="float">
            <text:p>8809.4117647059</text:p>
          </table:table-cell>
          <table:table-cell table:number-columns-repeated="7"/>
          <table:table-cell office:value-type="float" office:value="11729.3233082707" calcext:value-type="float">
            <text:p>11729.3233082707</text:p>
          </table:table-cell>
          <table:table-cell table:number-columns-repeated="12"/>
          <table:table-cell office:value-type="float" office:value="11908.3969465649" calcext:value-type="float">
            <text:p>11908.3969465649</text:p>
          </table:table-cell>
        </table:table-row>
        <table:table-row table:style-name="ro1">
          <table:table-cell office:value-type="float" office:value="7505.15463917526" calcext:value-type="float">
            <text:p>7505.1546391753</text:p>
          </table:table-cell>
          <table:table-cell table:number-columns-repeated="7"/>
          <table:table-cell office:value-type="float" office:value="10871.0801393728" calcext:value-type="float">
            <text:p>10871.0801393728</text:p>
          </table:table-cell>
          <table:table-cell table:number-columns-repeated="12"/>
          <table:table-cell office:value-type="float" office:value="11428.5714285714" calcext:value-type="float">
            <text:p>11428.5714285714</text:p>
          </table:table-cell>
        </table:table-row>
        <table:table-row table:style-name="ro1">
          <table:table-cell office:value-type="float" office:value="6378.73754152824" calcext:value-type="float">
            <text:p>6378.7375415282</text:p>
          </table:table-cell>
          <table:table-cell table:number-columns-repeated="7"/>
          <table:table-cell office:value-type="float" office:value="5464.09807355517" calcext:value-type="float">
            <text:p>5464.0980735552</text:p>
          </table:table-cell>
          <table:table-cell table:number-columns-repeated="12"/>
          <table:table-cell office:value-type="float" office:value="8478.26086956522" calcext:value-type="float">
            <text:p>8478.2608695652</text:p>
          </table:table-cell>
        </table:table-row>
        <table:table-row table:style-name="ro1">
          <table:table-cell office:value-type="float" office:value="5139.09224011713" calcext:value-type="float">
            <text:p>5139.0922401171</text:p>
          </table:table-cell>
          <table:table-cell table:number-columns-repeated="7"/>
          <table:table-cell office:value-type="float" office:value="7107.06150341686" calcext:value-type="float">
            <text:p>7107.0615034169</text:p>
          </table:table-cell>
          <table:table-cell table:number-columns-repeated="12"/>
          <table:table-cell office:value-type="float" office:value="9313.4328358209" calcext:value-type="float">
            <text:p>9313.4328358209</text:p>
          </table:table-cell>
        </table:table-row>
        <table:table-row table:style-name="ro1">
          <table:table-cell office:value-type="float" office:value="4306.4182194617" calcext:value-type="float">
            <text:p>4306.4182194617</text:p>
          </table:table-cell>
          <table:table-cell table:number-columns-repeated="7"/>
          <table:table-cell office:value-type="float" office:value="7500" calcext:value-type="float">
            <text:p>7500</text:p>
          </table:table-cell>
          <table:table-cell table:number-columns-repeated="12"/>
          <table:table-cell office:value-type="float" office:value="7684.72906403941" calcext:value-type="float">
            <text:p>7684.7290640394</text:p>
          </table:table-cell>
        </table:table-row>
        <table:table-row table:style-name="ro1">
          <table:table-cell office:value-type="float" office:value="3639.44856839873" calcext:value-type="float">
            <text:p>3639.4485683987</text:p>
          </table:table-cell>
          <table:table-cell table:number-columns-repeated="7"/>
          <table:table-cell office:value-type="float" office:value="7839.1959798995" calcext:value-type="float">
            <text:p>7839.1959798995</text:p>
          </table:table-cell>
          <table:table-cell table:number-columns-repeated="12"/>
          <table:table-cell office:value-type="float" office:value="8455.28455284553" calcext:value-type="float">
            <text:p>8455.2845528455</text:p>
          </table:table-cell>
        </table:table-row>
        <table:table-row table:style-name="ro1">
          <table:table-cell office:value-type="float" office:value="2901.65077888863" calcext:value-type="float">
            <text:p>2901.6507788886</text:p>
          </table:table-cell>
          <table:table-cell table:number-columns-repeated="7"/>
          <table:table-cell office:value-type="float" office:value="6979.86577181208" calcext:value-type="float">
            <text:p>6979.8657718121</text:p>
          </table:table-cell>
          <table:table-cell table:number-columns-repeated="12"/>
          <table:table-cell office:value-type="float" office:value="7572.81553398058" calcext:value-type="float">
            <text:p>7572.8155339806</text:p>
          </table:table-cell>
        </table:table-row>
        <table:table-row table:style-name="ro1">
          <table:table-cell office:value-type="float" office:value="3307.24070450098" calcext:value-type="float">
            <text:p>3307.240704501</text:p>
          </table:table-cell>
          <table:table-cell table:number-columns-repeated="7"/>
          <table:table-cell office:value-type="float" office:value="5909.09090909091" calcext:value-type="float">
            <text:p>5909.0909090909</text:p>
          </table:table-cell>
          <table:table-cell table:number-columns-repeated="12"/>
          <table:table-cell office:value-type="float" office:value="6473.02904564315" calcext:value-type="float">
            <text:p>6473.0290456432</text:p>
          </table:table-cell>
        </table:table-row>
        <table:table-row table:style-name="ro1">
          <table:table-cell office:value-type="float" office:value="2336.578581363" calcext:value-type="float">
            <text:p>2336.578581363</text:p>
          </table:table-cell>
          <table:table-cell table:number-columns-repeated="7"/>
          <table:table-cell office:value-type="float" office:value="4905.66037735849" calcext:value-type="float">
            <text:p>4905.6603773585</text:p>
          </table:table-cell>
          <table:table-cell table:number-columns-repeated="12"/>
          <table:table-cell office:value-type="float" office:value="6540.88050314465" calcext:value-type="float">
            <text:p>6540.8805031447</text:p>
          </table:table-cell>
        </table:table-row>
        <table:table-row table:style-name="ro1">
          <table:table-cell office:value-type="float" office:value="2467.05324196099" calcext:value-type="float">
            <text:p>2467.053241961</text:p>
          </table:table-cell>
          <table:table-cell table:number-columns-repeated="7"/>
          <table:table-cell office:value-type="float" office:value="4944.5324881141" calcext:value-type="float">
            <text:p>4944.5324881141</text:p>
          </table:table-cell>
          <table:table-cell table:number-columns-repeated="12"/>
          <table:table-cell office:value-type="float" office:value="6738.66090712743" calcext:value-type="float">
            <text:p>6738.6609071274</text:p>
          </table:table-cell>
        </table:table-row>
        <table:table-row table:style-name="ro1">
          <table:table-cell office:value-type="float" office:value="1705.79190158893" calcext:value-type="float">
            <text:p>1705.7919015889</text:p>
          </table:table-cell>
          <table:table-cell table:number-columns-repeated="7"/>
          <table:table-cell office:value-type="float" office:value="4273.97260273973" calcext:value-type="float">
            <text:p>4273.9726027397</text:p>
          </table:table-cell>
          <table:table-cell table:number-columns-repeated="12"/>
          <table:table-cell office:value-type="float" office:value="5621.62162162162" calcext:value-type="float">
            <text:p>5621.6216216216</text:p>
          </table:table-cell>
        </table:table-row>
        <table:table-row table:style-name="ro1">
          <table:table-cell office:value-type="float" office:value="1448.86363636364" calcext:value-type="float">
            <text:p>1448.8636363636</text:p>
          </table:table-cell>
          <table:table-cell table:number-columns-repeated="7"/>
          <table:table-cell office:value-type="float" office:value="4406.77966101695" calcext:value-type="float">
            <text:p>4406.779661017</text:p>
          </table:table-cell>
          <table:table-cell table:number-columns-repeated="12"/>
          <table:table-cell office:value-type="float" office:value="5174.12935323383" calcext:value-type="float">
            <text:p>5174.1293532338</text:p>
          </table:table-cell>
        </table:table-row>
        <table:table-row table:style-name="ro1">
          <table:table-cell office:value-type="float" office:value="1279.4459379414" calcext:value-type="float">
            <text:p>1279.4459379414</text:p>
          </table:table-cell>
          <table:table-cell table:number-columns-repeated="7"/>
          <table:table-cell office:value-type="float" office:value="2988.50574712644" calcext:value-type="float">
            <text:p>2988.5057471264</text:p>
          </table:table-cell>
          <table:table-cell table:number-columns-repeated="12"/>
          <table:table-cell office:value-type="float" office:value="4394.3661971831" calcext:value-type="float">
            <text:p>4394.3661971831</text:p>
          </table:table-cell>
        </table:table-row>
        <table:table-row table:style-name="ro1">
          <table:table-cell office:value-type="float" office:value="1085.8336080888" calcext:value-type="float">
            <text:p>1085.8336080888</text:p>
          </table:table-cell>
          <table:table-cell table:number-columns-repeated="7"/>
          <table:table-cell office:value-type="float" office:value="2862.38532110092" calcext:value-type="float">
            <text:p>2862.3853211009</text:p>
          </table:table-cell>
          <table:table-cell table:number-columns-repeated="12"/>
          <table:table-cell office:value-type="float" office:value="4476.32711621234" calcext:value-type="float">
            <text:p>4476.32711621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6:04:45.539283210</meta:creation-date>
    <meta:generator>LibreOffice/4.2.8.2$Linux_X86_64 LibreOffice_project/420m0$Build-2</meta:generator>
    <dc:date>2018-01-30T18:04:49.767708333</dc:date>
    <meta:editing-duration>PT1H54M48S</meta:editing-duration>
    <meta:editing-cycles>13</meta:editing-cycles>
    <meta:document-statistic meta:table-count="1" meta:cell-count="233" meta:object-count="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621cm" svg:height="6.349cm" xlink:href=".." xlink:type="simple" chart:class="chart:line" chart:style-name="ch1">
        <chart:legend chart:legend-position="end" svg:x="7.795cm" svg:y="2.875cm" style:legend-expansion="high" chart:style-name="ch2"/>
        <chart:plot-area chart:style-name="ch3" table:cell-range-address="'General Comparative Studies'.A5:'General Comparative Studies'.A22" svg:x="0.212cm" svg:y="0.126cm" svg:width="7.371cm" svg:height="6.097cm">
          <chartooo:coordinate-region svg:x="1.204cm" svg:y="0.325cm" svg:width="6.192cm" svg:height="4.8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5:'General Comparative Studies'.A22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eneral Comparative Studies'.A5:'General Comparative Studies'.A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.333333333333">
                <text:p>114.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8.75">
                <text:p>168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6.6">
                <text:p>226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4.666666666667">
                <text:p>284.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.428571428571">
                <text:p>350.42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2.625">
                <text:p>452.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3.5">
                <text:p>673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0.545454545455">
                <text:p>860.545454545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1.416666666667">
                <text:p>761.41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8.38461538462">
                <text:p>1108.384615384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4.85714285714">
                <text:p>1024.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7.06666666667">
                <text:p>1557.0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5.8125">
                <text:p>1805.8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3.41176470588">
                <text:p>2103.41176470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5.55555555556">
                <text:p>2495.555555555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556cm" svg:height="5.977cm" xlink:href=".." xlink:type="simple" chart:class="chart:line" chart:style-name="ch1">
        <chart:legend chart:legend-position="end" svg:x="8.73cm" svg:y="2.44cm" style:legend-expansion="high" chart:style-name="ch2"/>
        <chart:plot-area chart:style-name="ch3" table:cell-range-address="'General Comparative Studies'.A49:'General Comparative Studies'.A66 'General Comparative Studies'.I49:'General Comparative Studies'.I66" svg:x="0.231cm" svg:y="0.119cm" svg:width="8.268cm" svg:height="5.739cm">
          <chartooo:coordinate-region svg:x="1.408cm" svg:y="0.319cm" svg:width="6.904cm" svg:height="4.8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49:'General Comparative Studies'.A66" chart:class="chart:line">
            <chart:data-point chart:repeated="18"/>
          </chart:series>
          <chart:series chart:style-name="ch7" chart:values-cell-range-address="'General Comparative Studies'.I49:'General Comparative Studies'.I66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61.19402985075">
                <text:p>7761.19402985075</text:p>
                <draw:g>
                  <svg:desc>'General Comparative Studies'.A49:'General Comparative Studies'.A66</svg:desc>
                </draw:g>
              </table:table-cell>
              <table:table-cell office:value-type="float" office:value="2635.13513513514">
                <text:p>2635.13513513514</text:p>
                <draw:g>
                  <svg:desc>'General Comparative Studies'.I49:'General Comparative Studies'.I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76.4705882353">
                <text:p>9176.4705882353</text:p>
              </table:table-cell>
              <table:table-cell office:value-type="float" office:value="7839.1959798995">
                <text:p>7839.1959798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62.8664495114">
                <text:p>10162.8664495114</text:p>
              </table:table-cell>
              <table:table-cell office:value-type="float" office:value="11758.7939698492">
                <text:p>11758.7939698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55.737704918">
                <text:p>10655.737704918</text:p>
              </table:table-cell>
              <table:table-cell office:value-type="float" office:value="13448.275862069">
                <text:p>13448.275862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11.7647058824">
                <text:p>11011.7647058824</text:p>
              </table:table-cell>
              <table:table-cell office:value-type="float" office:value="14661.6541353383">
                <text:p>14661.65413533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57.7319587629">
                <text:p>11257.7319587629</text:p>
              </table:table-cell>
              <table:table-cell office:value-type="float" office:value="16306.6202090592">
                <text:p>16306.6202090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62.7906976744">
                <text:p>11162.7906976744</text:p>
              </table:table-cell>
              <table:table-cell office:value-type="float" office:value="9562.17162872154">
                <text:p>9562.17162872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78.1844802343">
                <text:p>10278.1844802343</text:p>
              </table:table-cell>
              <table:table-cell office:value-type="float" office:value="14214.1230068337">
                <text:p>14214.12300683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89.44099378882">
                <text:p>9689.44099378882</text:p>
              </table:table-cell>
              <table:table-cell office:value-type="float" office:value="16875">
                <text:p>1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98.62142099682">
                <text:p>9098.62142099682</text:p>
              </table:table-cell>
              <table:table-cell office:value-type="float" office:value="19597.9899497487">
                <text:p>19597.9899497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79.53964194373">
                <text:p>7979.53964194373</text:p>
              </table:table-cell>
              <table:table-cell office:value-type="float" office:value="19194.6308724832">
                <text:p>19194.6308724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21.72211350293">
                <text:p>9921.72211350293</text:p>
              </table:table-cell>
              <table:table-cell office:value-type="float" office:value="17727.2727272727">
                <text:p>17727.27272727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93.88038942976">
                <text:p>7593.88038942976</text:p>
              </table:table-cell>
              <table:table-cell office:value-type="float" office:value="15943.3962264151">
                <text:p>15943.39622641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34.68634686347">
                <text:p>8634.68634686347</text:p>
              </table:table-cell>
              <table:table-cell office:value-type="float" office:value="17305.8637083994">
                <text:p>17305.86370839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96.71963095848">
                <text:p>6396.71963095848</text:p>
              </table:table-cell>
              <table:table-cell office:value-type="float" office:value="16027.397260274">
                <text:p>16027.3972602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95.45454545455">
                <text:p>5795.45454545455</text:p>
              </table:table-cell>
              <table:table-cell office:value-type="float" office:value="17627.1186440678">
                <text:p>17627.11864406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37.64523625097">
                <text:p>5437.64523625097</text:p>
              </table:table-cell>
              <table:table-cell office:value-type="float" office:value="12701.1494252874">
                <text:p>12701.1494252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6.2512363996">
                <text:p>4886.2512363996</text:p>
              </table:table-cell>
              <table:table-cell office:value-type="float" office:value="12880.7339449541">
                <text:p>12880.733944954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382cm" svg:height="5.552cm" xlink:href=".." xlink:type="simple" chart:class="chart:line" chart:style-name="ch1">
        <chart:legend chart:legend-position="end" svg:x="6.662cm" svg:y="2.477cm" style:legend-expansion="high" chart:style-name="ch2"/>
        <chart:plot-area chart:style-name="ch3" table:cell-range-address="'General Comparative Studies'.I71:'General Comparative Studies'.I88" svg:x="0.187cm" svg:y="0.111cm" svg:width="6.288cm" svg:height="5.33cm">
          <chartooo:coordinate-region svg:x="1.364cm" svg:y="0.31cm" svg:width="4.924cm" svg:height="4.0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I71:'General Comparative Studies'.I8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540.5405405405">
                <text:p>10540.5405405405</text:p>
                <draw:g>
                  <svg:desc>'General Comparative Studies'.I71:'General Comparative Studies'.I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678.391959799">
                <text:p>15678.391959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78.391959799">
                <text:p>15678.391959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48.275862069">
                <text:p>13448.275862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729.3233082707">
                <text:p>11729.32330827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71.0801393728">
                <text:p>10871.0801393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64.09807355517">
                <text:p>5464.098073555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07.06150341686">
                <text:p>7107.061503416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39.1959798995">
                <text:p>7839.1959798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79.86577181208">
                <text:p>6979.865771812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09.09090909091">
                <text:p>5909.09090909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05.66037735849">
                <text:p>4905.660377358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44.5324881141">
                <text:p>4944.5324881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73.97260273973">
                <text:p>4273.972602739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06.77966101695">
                <text:p>4406.779661016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88.50574712644">
                <text:p>2988.505747126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62.38532110092">
                <text:p>2862.3853211009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6cm" svg:height="5.818cm" xlink:href=".." xlink:type="simple" chart:class="chart:line" chart:style-name="ch1">
        <chart:legend chart:legend-position="end" svg:x="7.134cm" svg:y="2.361cm" style:legend-expansion="high" chart:style-name="ch2"/>
        <chart:plot-area chart:style-name="ch3" table:cell-range-address="'General Comparative Studies'.A71:'General Comparative Studies'.A88 'General Comparative Studies'.I71:'General Comparative Studies'.I88" svg:x="0.199cm" svg:y="0.116cm" svg:width="6.736cm" svg:height="5.586cm">
          <chartooo:coordinate-region svg:x="1.376cm" svg:y="0.315cm" svg:width="5.372cm" svg:height="4.3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71:'General Comparative Studies'.A88" chart:class="chart:line">
            <chart:data-point chart:repeated="18"/>
          </chart:series>
          <chart:series chart:style-name="ch7" chart:values-cell-range-address="'General Comparative Studies'.I71:'General Comparative Studies'.I88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044.776119403">
                <text:p>31044.776119403</text:p>
                <draw:g>
                  <svg:desc>'General Comparative Studies'.A71:'General Comparative Studies'.A88</svg:desc>
                </draw:g>
              </table:table-cell>
              <table:table-cell office:value-type="float" office:value="10540.5405405405">
                <text:p>10540.5405405405</text:p>
                <draw:g>
                  <svg:desc>'General Comparative Studies'.I71:'General Comparative Studies'.I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352.9411764706">
                <text:p>18352.9411764706</text:p>
              </table:table-cell>
              <table:table-cell office:value-type="float" office:value="15678.391959799">
                <text:p>15678.391959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50.4885993485">
                <text:p>13550.4885993485</text:p>
              </table:table-cell>
              <table:table-cell office:value-type="float" office:value="15678.391959799">
                <text:p>15678.391959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55.737704918">
                <text:p>10655.737704918</text:p>
              </table:table-cell>
              <table:table-cell office:value-type="float" office:value="13448.275862069">
                <text:p>13448.275862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09.41176470589">
                <text:p>8809.41176470589</text:p>
              </table:table-cell>
              <table:table-cell office:value-type="float" office:value="11729.3233082707">
                <text:p>11729.32330827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5.15463917526">
                <text:p>7505.15463917526</text:p>
              </table:table-cell>
              <table:table-cell office:value-type="float" office:value="10871.0801393728">
                <text:p>10871.0801393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78.73754152824">
                <text:p>6378.73754152824</text:p>
              </table:table-cell>
              <table:table-cell office:value-type="float" office:value="5464.09807355517">
                <text:p>5464.098073555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39.09224011713">
                <text:p>5139.09224011713</text:p>
              </table:table-cell>
              <table:table-cell office:value-type="float" office:value="7107.06150341686">
                <text:p>7107.061503416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06.4182194617">
                <text:p>4306.4182194617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39.44856839873">
                <text:p>3639.44856839873</text:p>
              </table:table-cell>
              <table:table-cell office:value-type="float" office:value="7839.1959798995">
                <text:p>7839.1959798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01.65077888863">
                <text:p>2901.65077888863</text:p>
              </table:table-cell>
              <table:table-cell office:value-type="float" office:value="6979.86577181208">
                <text:p>6979.865771812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7.24070450098">
                <text:p>3307.24070450098</text:p>
              </table:table-cell>
              <table:table-cell office:value-type="float" office:value="5909.09090909091">
                <text:p>5909.09090909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36.578581363">
                <text:p>2336.578581363</text:p>
              </table:table-cell>
              <table:table-cell office:value-type="float" office:value="4905.66037735849">
                <text:p>4905.660377358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67.05324196099">
                <text:p>2467.05324196099</text:p>
              </table:table-cell>
              <table:table-cell office:value-type="float" office:value="4944.5324881141">
                <text:p>4944.5324881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5.79190158893">
                <text:p>1705.79190158893</text:p>
              </table:table-cell>
              <table:table-cell office:value-type="float" office:value="4273.97260273973">
                <text:p>4273.972602739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8.86363636364">
                <text:p>1448.86363636364</text:p>
              </table:table-cell>
              <table:table-cell office:value-type="float" office:value="4406.77966101695">
                <text:p>4406.779661016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9.4459379414">
                <text:p>1279.4459379414</text:p>
              </table:table-cell>
              <table:table-cell office:value-type="float" office:value="2988.50574712644">
                <text:p>2988.505747126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5.8336080888">
                <text:p>1085.8336080888</text:p>
              </table:table-cell>
              <table:table-cell office:value-type="float" office:value="2862.38532110092">
                <text:p>2862.3853211009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451cm" svg:height="4.921cm" xlink:href=".." xlink:type="simple" chart:class="chart:line" chart:style-name="ch1">
        <chart:legend chart:legend-position="end" svg:x="8.599cm" svg:y="2.161cm" style:legend-expansion="high" chart:style-name="ch2"/>
        <chart:plot-area chart:style-name="ch3" table:cell-range-address="'General Comparative Studies'.V5:'General Comparative Studies'.V22" svg:x="0.229cm" svg:y="0.098cm" svg:width="8.141cm" svg:height="4.725cm">
          <chartooo:coordinate-region svg:x="1.036cm" svg:y="0.297cm" svg:width="7.147cm" svg:height="3.8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V5:'General Comparative Studies'.V22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eneral Comparative Studies'.V5:'General Comparative Studies'.V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.5714285714286">
                <text:p>97.5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6666666666667">
                <text:p>54.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3.083333333333">
                <text:p>103.08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.0769230769231">
                <text:p>99.07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3.866666666667">
                <text:p>153.8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9.25">
                <text:p>129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8.117647058824">
                <text:p>158.1176470588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5.777777777778">
                <text:p>165.77777777777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78cm" svg:height="6.455cm" xlink:href=".." xlink:type="simple" chart:class="chart:line" chart:style-name="ch1">
        <chart:legend chart:legend-position="end" svg:x="9.226cm" svg:y="2.43cm" style:legend-expansion="high" chart:style-name="ch2"/>
        <chart:plot-area chart:style-name="ch3" table:cell-range-address="'General Comparative Studies'.A5:'General Comparative Studies'.A22 'General Comparative Studies'.I5:'General Comparative Studies'.I22 'General Comparative Studies'.V5:'General Comparative Studies'.V22" svg:x="0.241cm" svg:y="0.129cm" svg:width="8.744cm" svg:height="6.197cm">
          <chartooo:coordinate-region svg:x="1.233cm" svg:y="0.328cm" svg:width="7.565cm" svg:height="5.3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5:'General Comparative Studies'.A22" chart:class="chart:line">
            <chart:data-point chart:repeated="18"/>
          </chart:series>
          <chart:series chart:style-name="ch7" chart:values-cell-range-address="'General Comparative Studies'.I5:'General Comparative Studies'.I22" chart:class="chart:line">
            <chart:data-point chart:repeated="18"/>
          </chart:series>
          <chart:series chart:style-name="ch8" chart:values-cell-range-address="'General Comparative Studies'.V5:'General Comparative Studies'.V22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eneral Comparative Studies'.A5:'General Comparative Studies'.A22</svg:desc>
                </draw:g>
              </table:table-cell>
              <table:table-cell office:value-type="float" office:value="0">
                <text:p>0</text:p>
                <draw:g>
                  <svg:desc>'General Comparative Studies'.I5:'General Comparative Studies'.I22</svg:desc>
                </draw:g>
              </table:table-cell>
              <table:table-cell office:value-type="float" office:value="0">
                <text:p>0</text:p>
                <draw:g>
                  <svg:desc>'General Comparative Studies'.V5:'General Comparative Studies'.V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5">
                <text:p>58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.333333333333">
                <text:p>114.333333333333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8.75">
                <text:p>168.75</text:p>
              </table:table-cell>
              <table:table-cell office:value-type="float" office:value="33.75">
                <text:p>33.75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6.6">
                <text:p>226.6</text:p>
              </table:table-cell>
              <table:table-cell office:value-type="float" office:value="30.8">
                <text:p>30.8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4.666666666667">
                <text:p>284.666666666667</text:p>
              </table:table-cell>
              <table:table-cell office:value-type="float" office:value="52.3333333333333">
                <text:p>52.33333333333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.428571428571">
                <text:p>350.428571428571</text:p>
              </table:table-cell>
              <table:table-cell office:value-type="float" office:value="168.285714285714">
                <text:p>168.285714285714</text:p>
              </table:table-cell>
              <table:table-cell office:value-type="float" office:value="97.5714285714286">
                <text:p>97.5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2.625">
                <text:p>452.625</text:p>
              </table:table-cell>
              <table:table-cell office:value-type="float" office:value="100.75">
                <text:p>100.75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8">
                <text:p>558</text:p>
              </table:table-cell>
              <table:table-cell office:value-type="float" office:value="129.555555555556">
                <text:p>129.555555555556</text:p>
              </table:table-cell>
              <table:table-cell office:value-type="float" office:value="54.6666666666667">
                <text:p>54.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3.5">
                <text:p>673.5</text:p>
              </table:table-cell>
              <table:table-cell office:value-type="float" office:value="80.1">
                <text:p>80.1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0.545454545455">
                <text:p>860.545454545455</text:p>
              </table:table-cell>
              <table:table-cell office:value-type="float" office:value="134.818181818182">
                <text:p>134.81818181818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1.416666666667">
                <text:p>761.416666666667</text:p>
              </table:table-cell>
              <table:table-cell office:value-type="float" office:value="136.083333333333">
                <text:p>136.083333333333</text:p>
              </table:table-cell>
              <table:table-cell office:value-type="float" office:value="103.083333333333">
                <text:p>103.08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8.38461538462">
                <text:p>1108.38461538462</text:p>
              </table:table-cell>
              <table:table-cell office:value-type="float" office:value="238.076923076923">
                <text:p>238.076923076923</text:p>
              </table:table-cell>
              <table:table-cell office:value-type="float" office:value="99.0769230769231">
                <text:p>99.07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4.85714285714">
                <text:p>1024.85714285714</text:p>
              </table:table-cell>
              <table:table-cell office:value-type="float" office:value="264.785714285714">
                <text:p>264.78571428571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7.06666666667">
                <text:p>1557.06666666667</text:p>
              </table:table-cell>
              <table:table-cell office:value-type="float" office:value="252.4">
                <text:p>252.4</text:p>
              </table:table-cell>
              <table:table-cell office:value-type="float" office:value="153.866666666667">
                <text:p>153.8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5.8125">
                <text:p>1805.8125</text:p>
              </table:table-cell>
              <table:table-cell office:value-type="float" office:value="240.5625">
                <text:p>240.5625</text:p>
              </table:table-cell>
              <table:table-cell office:value-type="float" office:value="129.25">
                <text:p>129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3.41176470588">
                <text:p>2103.41176470588</text:p>
              </table:table-cell>
              <table:table-cell office:value-type="float" office:value="407.352941176471">
                <text:p>407.352941176471</text:p>
              </table:table-cell>
              <table:table-cell office:value-type="float" office:value="158.117647058824">
                <text:p>158.1176470588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5.55555555556">
                <text:p>2495.55555555556</text:p>
              </table:table-cell>
              <table:table-cell office:value-type="float" office:value="433.611111111111">
                <text:p>433.611111111111</text:p>
              </table:table-cell>
              <table:table-cell office:value-type="float" office:value="165.777777777778">
                <text:p>165.77777777777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473cm" svg:height="5.738cm" xlink:href=".." xlink:type="simple" chart:class="chart:line" chart:style-name="ch1">
        <chart:legend chart:legend-position="end" svg:x="8.621cm" svg:y="2.57cm" style:legend-expansion="high" chart:style-name="ch2"/>
        <chart:plot-area chart:style-name="ch3" table:cell-range-address="'General Comparative Studies'.V27:'General Comparative Studies'.V44" svg:x="0.229cm" svg:y="0.114cm" svg:width="8.163cm" svg:height="5.51cm">
          <chartooo:coordinate-region svg:x="1.036cm" svg:y="0.313cm" svg:width="7.169cm" svg:height="4.6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V27:'General Comparative Studies'.V4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9">
                <text:p>729</text:p>
                <draw:g>
                  <svg:desc>'General Comparative Studies'.V27:'General Comparative Studies'.V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97">
                <text:p>69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563cm" svg:height="6.356cm" xlink:href=".." xlink:type="simple" chart:class="chart:line" chart:style-name="ch1">
        <chart:legend chart:legend-position="end" svg:x="8.711cm" svg:y="2.381cm" style:legend-expansion="high" chart:style-name="ch2"/>
        <chart:plot-area chart:style-name="ch3" table:cell-range-address="'General Comparative Studies'.A27:'General Comparative Studies'.A44 'General Comparative Studies'.I27:'General Comparative Studies'.I44 'General Comparative Studies'.V27:'General Comparative Studies'.V44" svg:x="0.231cm" svg:y="0.127cm" svg:width="8.249cm" svg:height="6.102cm">
          <chartooo:coordinate-region svg:x="1.223cm" svg:y="0.326cm" svg:width="7.07cm" svg:height="5.2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27:'General Comparative Studies'.A44" chart:class="chart:line">
            <chart:data-point chart:repeated="18"/>
          </chart:series>
          <chart:series chart:style-name="ch7" chart:values-cell-range-address="'General Comparative Studies'.I27:'General Comparative Studies'.I44" chart:class="chart:line">
            <chart:data-point chart:repeated="18"/>
          </chart:series>
          <chart:series chart:style-name="ch8" chart:values-cell-range-address="'General Comparative Studies'.V27:'General Comparative Studies'.V44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">
                <text:p>201</text:p>
                <draw:g>
                  <svg:desc>'General Comparative Studies'.A27:'General Comparative Studies'.A44</svg:desc>
                </draw:g>
              </table:table-cell>
              <table:table-cell office:value-type="float" office:value="296">
                <text:p>296</text:p>
                <draw:g>
                  <svg:desc>'General Comparative Studies'.I27:'General Comparative Studies'.I44</svg:desc>
                </draw:g>
              </table:table-cell>
              <table:table-cell office:value-type="float" office:value="729">
                <text:p>729</text:p>
                <draw:g>
                  <svg:desc>'General Comparative Studies'.V27:'General Comparative Studies'.V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199">
                <text:p>19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7">
                <text:p>307</text:p>
              </table:table-cell>
              <table:table-cell office:value-type="float" office:value="199">
                <text:p>199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6">
                <text:p>366</text:p>
              </table:table-cell>
              <table:table-cell office:value-type="float" office:value="232">
                <text:p>232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5">
                <text:p>425</text:p>
              </table:table-cell>
              <table:table-cell office:value-type="float" office:value="266">
                <text:p>26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5">
                <text:p>485</text:p>
              </table:table-cell>
              <table:table-cell office:value-type="float" office:value="287">
                <text:p>287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9">
                <text:p>559</text:p>
              </table:table-cell>
              <table:table-cell office:value-type="float" office:value="571">
                <text:p>57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3">
                <text:p>683</text:p>
              </table:table-cell>
              <table:table-cell office:value-type="float" office:value="439">
                <text:p>43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5">
                <text:p>805</text:p>
              </table:table-cell>
              <table:table-cell office:value-type="float" office:value="416">
                <text:p>41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3">
                <text:p>943</text:p>
              </table:table-cell>
              <table:table-cell office:value-type="float" office:value="398">
                <text:p>398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73">
                <text:p>1173</text:p>
              </table:table-cell>
              <table:table-cell office:value-type="float" office:value="447">
                <text:p>447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2">
                <text:p>1022</text:p>
              </table:table-cell>
              <table:table-cell office:value-type="float" office:value="528">
                <text:p>528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38">
                <text:p>1438</text:p>
              </table:table-cell>
              <table:table-cell office:value-type="float" office:value="636">
                <text:p>636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55">
                <text:p>1355</text:p>
              </table:table-cell>
              <table:table-cell office:value-type="float" office:value="631">
                <text:p>631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1">
                <text:p>1951</text:p>
              </table:table-cell>
              <table:table-cell office:value-type="float" office:value="730">
                <text:p>730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88">
                <text:p>2288</text:p>
              </table:table-cell>
              <table:table-cell office:value-type="float" office:value="708">
                <text:p>708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82">
                <text:p>2582</text:p>
              </table:table-cell>
              <table:table-cell office:value-type="float" office:value="1044">
                <text:p>1044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33">
                <text:p>3033</text:p>
              </table:table-cell>
              <table:table-cell office:value-type="float" office:value="1090">
                <text:p>1090</text:p>
              </table:table-cell>
              <table:table-cell office:value-type="float" office:value="697">
                <text:p>69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088cm" svg:height="6.217cm" xlink:href=".." xlink:type="simple" chart:class="chart:line" chart:style-name="ch1">
        <chart:legend chart:legend-position="end" svg:x="8.236cm" svg:y="2.809cm" style:legend-expansion="high" chart:style-name="ch2"/>
        <chart:plot-area chart:style-name="ch3" table:cell-range-address="'General Comparative Studies'.V49:'General Comparative Studies'.V66" svg:x="0.221cm" svg:y="0.124cm" svg:width="7.794cm" svg:height="5.969cm">
          <chartooo:coordinate-region svg:x="1.398cm" svg:y="0.323cm" svg:width="6.43cm" svg:height="5.1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V49:'General Comparative Studies'.V66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69.95884773663">
                <text:p>1069.95884773663</text:p>
                <draw:g>
                  <svg:desc>'General Comparative Studies'.V49:'General Comparative Studies'.V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27.40213523132">
                <text:p>8327.40213523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885.4961832061">
                <text:p>14885.49618320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142.8571428571">
                <text:p>17142.85714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836.9565217391">
                <text:p>14836.9565217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626.8656716418">
                <text:p>18626.86567164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290.6403940887">
                <text:p>17290.64039408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138.2113821138">
                <text:p>21138.2113821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825.2427184466">
                <text:p>20825.24271844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419.0871369295">
                <text:p>19419.0871369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257.8616352201">
                <text:p>21257.86163522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585.313174946">
                <text:p>23585.3131749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81.0810810811">
                <text:p>21081.08108108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696.5174129353">
                <text:p>20696.51741293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676.0563380282">
                <text:p>18676.05633802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43.4720229555">
                <text:p>20143.472022955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226cm" svg:height="5.818cm" xlink:href=".." xlink:type="simple" chart:class="chart:line" chart:style-name="ch1">
        <chart:legend chart:legend-position="end" svg:x="8.374cm" svg:y="2.112cm" style:legend-expansion="high" chart:style-name="ch2"/>
        <chart:plot-area chart:style-name="ch3" table:cell-range-address="'General Comparative Studies'.A49:'General Comparative Studies'.A66 'General Comparative Studies'.I49:'General Comparative Studies'.I66 'General Comparative Studies'.V49:'General Comparative Studies'.V66" svg:x="0.224cm" svg:y="0.116cm" svg:width="7.926cm" svg:height="5.586cm">
          <chartooo:coordinate-region svg:x="1.401cm" svg:y="0.315cm" svg:width="6.562cm" svg:height="4.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49:'General Comparative Studies'.A66" chart:class="chart:line">
            <chart:data-point chart:repeated="18"/>
          </chart:series>
          <chart:series chart:style-name="ch7" chart:values-cell-range-address="'General Comparative Studies'.I49:'General Comparative Studies'.I66" chart:class="chart:line">
            <chart:data-point chart:repeated="18"/>
          </chart:series>
          <chart:series chart:style-name="ch8" chart:values-cell-range-address="'General Comparative Studies'.V49:'General Comparative Studies'.V66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61.19402985075">
                <text:p>7761.19402985075</text:p>
                <draw:g>
                  <svg:desc>'General Comparative Studies'.A49:'General Comparative Studies'.A66</svg:desc>
                </draw:g>
              </table:table-cell>
              <table:table-cell office:value-type="float" office:value="2635.13513513514">
                <text:p>2635.13513513514</text:p>
                <draw:g>
                  <svg:desc>'General Comparative Studies'.I49:'General Comparative Studies'.I66</svg:desc>
                </draw:g>
              </table:table-cell>
              <table:table-cell office:value-type="float" office:value="1069.95884773663">
                <text:p>1069.95884773663</text:p>
                <draw:g>
                  <svg:desc>'General Comparative Studies'.V49:'General Comparative Studies'.V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76.4705882353">
                <text:p>9176.4705882353</text:p>
              </table:table-cell>
              <table:table-cell office:value-type="float" office:value="7839.1959798995">
                <text:p>7839.1959798995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62.8664495114">
                <text:p>10162.8664495114</text:p>
              </table:table-cell>
              <table:table-cell office:value-type="float" office:value="11758.7939698492">
                <text:p>11758.7939698492</text:p>
              </table:table-cell>
              <table:table-cell office:value-type="float" office:value="8327.40213523132">
                <text:p>8327.40213523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55.737704918">
                <text:p>10655.737704918</text:p>
              </table:table-cell>
              <table:table-cell office:value-type="float" office:value="13448.275862069">
                <text:p>13448.27586206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11.7647058824">
                <text:p>11011.7647058824</text:p>
              </table:table-cell>
              <table:table-cell office:value-type="float" office:value="14661.6541353383">
                <text:p>14661.6541353383</text:p>
              </table:table-cell>
              <table:table-cell office:value-type="float" office:value="14885.4961832061">
                <text:p>14885.49618320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57.7319587629">
                <text:p>11257.7319587629</text:p>
              </table:table-cell>
              <table:table-cell office:value-type="float" office:value="16306.6202090592">
                <text:p>16306.6202090592</text:p>
              </table:table-cell>
              <table:table-cell office:value-type="float" office:value="17142.8571428571">
                <text:p>17142.85714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62.7906976744">
                <text:p>11162.7906976744</text:p>
              </table:table-cell>
              <table:table-cell office:value-type="float" office:value="9562.17162872154">
                <text:p>9562.17162872154</text:p>
              </table:table-cell>
              <table:table-cell office:value-type="float" office:value="14836.9565217391">
                <text:p>14836.9565217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78.1844802343">
                <text:p>10278.1844802343</text:p>
              </table:table-cell>
              <table:table-cell office:value-type="float" office:value="14214.1230068337">
                <text:p>14214.1230068337</text:p>
              </table:table-cell>
              <table:table-cell office:value-type="float" office:value="18626.8656716418">
                <text:p>18626.86567164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89.44099378882">
                <text:p>9689.44099378882</text:p>
              </table:table-cell>
              <table:table-cell office:value-type="float" office:value="16875">
                <text:p>16875</text:p>
              </table:table-cell>
              <table:table-cell office:value-type="float" office:value="17290.6403940887">
                <text:p>17290.64039408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98.62142099682">
                <text:p>9098.62142099682</text:p>
              </table:table-cell>
              <table:table-cell office:value-type="float" office:value="19597.9899497487">
                <text:p>19597.9899497487</text:p>
              </table:table-cell>
              <table:table-cell office:value-type="float" office:value="21138.2113821138">
                <text:p>21138.2113821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79.53964194373">
                <text:p>7979.53964194373</text:p>
              </table:table-cell>
              <table:table-cell office:value-type="float" office:value="19194.6308724832">
                <text:p>19194.6308724832</text:p>
              </table:table-cell>
              <table:table-cell office:value-type="float" office:value="20825.2427184466">
                <text:p>20825.24271844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21.72211350293">
                <text:p>9921.72211350293</text:p>
              </table:table-cell>
              <table:table-cell office:value-type="float" office:value="17727.2727272727">
                <text:p>17727.2727272727</text:p>
              </table:table-cell>
              <table:table-cell office:value-type="float" office:value="19419.0871369295">
                <text:p>19419.0871369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93.88038942976">
                <text:p>7593.88038942976</text:p>
              </table:table-cell>
              <table:table-cell office:value-type="float" office:value="15943.3962264151">
                <text:p>15943.3962264151</text:p>
              </table:table-cell>
              <table:table-cell office:value-type="float" office:value="21257.8616352201">
                <text:p>21257.86163522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34.68634686347">
                <text:p>8634.68634686347</text:p>
              </table:table-cell>
              <table:table-cell office:value-type="float" office:value="17305.8637083994">
                <text:p>17305.8637083994</text:p>
              </table:table-cell>
              <table:table-cell office:value-type="float" office:value="23585.313174946">
                <text:p>23585.3131749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96.71963095848">
                <text:p>6396.71963095848</text:p>
              </table:table-cell>
              <table:table-cell office:value-type="float" office:value="16027.397260274">
                <text:p>16027.397260274</text:p>
              </table:table-cell>
              <table:table-cell office:value-type="float" office:value="21081.0810810811">
                <text:p>21081.08108108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95.45454545455">
                <text:p>5795.45454545455</text:p>
              </table:table-cell>
              <table:table-cell office:value-type="float" office:value="17627.1186440678">
                <text:p>17627.1186440678</text:p>
              </table:table-cell>
              <table:table-cell office:value-type="float" office:value="20696.5174129353">
                <text:p>20696.51741293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37.64523625097">
                <text:p>5437.64523625097</text:p>
              </table:table-cell>
              <table:table-cell office:value-type="float" office:value="12701.1494252874">
                <text:p>12701.1494252874</text:p>
              </table:table-cell>
              <table:table-cell office:value-type="float" office:value="18676.0563380282">
                <text:p>18676.05633802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6.2512363996">
                <text:p>4886.2512363996</text:p>
              </table:table-cell>
              <table:table-cell office:value-type="float" office:value="12880.7339449541">
                <text:p>12880.7339449541</text:p>
              </table:table-cell>
              <table:table-cell office:value-type="float" office:value="20143.4720229555">
                <text:p>20143.472022955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978cm" svg:height="5.818cm" xlink:href=".." xlink:type="simple" chart:class="chart:line" chart:style-name="ch1">
        <chart:legend chart:legend-position="end" svg:x="8.126cm" svg:y="2.61cm" style:legend-expansion="high" chart:style-name="ch2"/>
        <chart:plot-area chart:style-name="ch3" table:cell-range-address="'General Comparative Studies'.V71:'General Comparative Studies'.V88" svg:x="0.219cm" svg:y="0.116cm" svg:width="7.688cm" svg:height="5.586cm">
          <chartooo:coordinate-region svg:x="1.396cm" svg:y="0.315cm" svg:width="6.324cm" svg:height="4.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V71:'General Comparative Studies'.V8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79.8353909465">
                <text:p>4279.8353909465</text:p>
                <draw:g>
                  <svg:desc>'General Comparative Studies'.V71:'General Comparative Studies'.V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600">
                <text:p>15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103.2028469751">
                <text:p>11103.20284697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908.3969465649">
                <text:p>11908.39694656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428.5714285714">
                <text:p>11428.5714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78.26086956522">
                <text:p>8478.260869565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313.4328358209">
                <text:p>9313.43283582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84.72906403941">
                <text:p>7684.72906403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55.28455284553">
                <text:p>8455.284552845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72.81553398058">
                <text:p>7572.815533980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73.02904564315">
                <text:p>6473.029045643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40.88050314465">
                <text:p>6540.880503144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38.66090712743">
                <text:p>6738.660907127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21.62162162162">
                <text:p>5621.621621621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74.12935323383">
                <text:p>5174.129353233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4.3661971831">
                <text:p>4394.3661971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76.32711621234">
                <text:p>4476.3271162123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648cm" svg:height="5.366cm" xlink:href=".." xlink:type="simple" chart:class="chart:line" chart:style-name="ch1">
        <chart:legend chart:legend-position="end" svg:x="7.928cm" svg:y="2.384cm" style:legend-expansion="high" chart:style-name="ch2"/>
        <chart:plot-area chart:style-name="ch3" table:cell-range-address="'General Comparative Studies'.I5:'General Comparative Studies'.I22" svg:x="0.212cm" svg:y="0.107cm" svg:width="7.504cm" svg:height="5.152cm">
          <chartooo:coordinate-region svg:x="1.019cm" svg:y="0.306cm" svg:width="6.51cm" svg:height="4.3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I5:'General Comparative Studies'.I22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eneral Comparative Studies'.I5:'General Comparative Studies'.I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.3333333333333">
                <text:p>52.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8.285714285714">
                <text:p>168.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.75">
                <text:p>10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9.555555555556">
                <text:p>129.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4.818181818182">
                <text:p>134.818181818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.083333333333">
                <text:p>136.08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8.076923076923">
                <text:p>238.07692307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4.785714285714">
                <text:p>264.7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2.4">
                <text:p>252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0.5625">
                <text:p>240.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7.352941176471">
                <text:p>407.3529411764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3.611111111111">
                <text:p>433.6111111111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83cm" svg:height="6.045cm" xlink:href=".." xlink:type="simple" chart:class="chart:line" chart:style-name="ch1">
        <chart:legend chart:legend-position="end" svg:x="6.978cm" svg:y="2.225cm" style:legend-expansion="high" chart:style-name="ch2"/>
        <chart:plot-area chart:style-name="ch3" table:cell-range-address="'General Comparative Studies'.A71:'General Comparative Studies'.A88 'General Comparative Studies'.I71:'General Comparative Studies'.I88 'General Comparative Studies'.V71:'General Comparative Studies'.V88" svg:x="0.196cm" svg:y="0.12cm" svg:width="6.586cm" svg:height="5.805cm">
          <chartooo:coordinate-region svg:x="1.373cm" svg:y="0.319cm" svg:width="5.222cm" svg:height="4.5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71:'General Comparative Studies'.A88" chart:class="chart:line">
            <chart:data-point chart:repeated="18"/>
          </chart:series>
          <chart:series chart:style-name="ch7" chart:values-cell-range-address="'General Comparative Studies'.I71:'General Comparative Studies'.I88" chart:class="chart:line">
            <chart:data-point chart:repeated="18"/>
          </chart:series>
          <chart:series chart:style-name="ch8" chart:values-cell-range-address="'General Comparative Studies'.V71:'General Comparative Studies'.V88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044.776119403">
                <text:p>31044.776119403</text:p>
                <draw:g>
                  <svg:desc>'General Comparative Studies'.A71:'General Comparative Studies'.A88</svg:desc>
                </draw:g>
              </table:table-cell>
              <table:table-cell office:value-type="float" office:value="10540.5405405405">
                <text:p>10540.5405405405</text:p>
                <draw:g>
                  <svg:desc>'General Comparative Studies'.I71:'General Comparative Studies'.I88</svg:desc>
                </draw:g>
              </table:table-cell>
              <table:table-cell office:value-type="float" office:value="4279.8353909465">
                <text:p>4279.8353909465</text:p>
                <draw:g>
                  <svg:desc>'General Comparative Studies'.V71:'General Comparative Studies'.V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352.9411764706">
                <text:p>18352.9411764706</text:p>
              </table:table-cell>
              <table:table-cell office:value-type="float" office:value="15678.391959799">
                <text:p>15678.391959799</text:p>
              </table:table-cell>
              <table:table-cell office:value-type="float" office:value="15600">
                <text:p>15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50.4885993485">
                <text:p>13550.4885993485</text:p>
              </table:table-cell>
              <table:table-cell office:value-type="float" office:value="15678.391959799">
                <text:p>15678.391959799</text:p>
              </table:table-cell>
              <table:table-cell office:value-type="float" office:value="11103.2028469751">
                <text:p>11103.20284697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55.737704918">
                <text:p>10655.737704918</text:p>
              </table:table-cell>
              <table:table-cell office:value-type="float" office:value="13448.275862069">
                <text:p>13448.27586206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09.41176470589">
                <text:p>8809.41176470589</text:p>
              </table:table-cell>
              <table:table-cell office:value-type="float" office:value="11729.3233082707">
                <text:p>11729.3233082707</text:p>
              </table:table-cell>
              <table:table-cell office:value-type="float" office:value="11908.3969465649">
                <text:p>11908.39694656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5.15463917526">
                <text:p>7505.15463917526</text:p>
              </table:table-cell>
              <table:table-cell office:value-type="float" office:value="10871.0801393728">
                <text:p>10871.0801393728</text:p>
              </table:table-cell>
              <table:table-cell office:value-type="float" office:value="11428.5714285714">
                <text:p>11428.5714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78.73754152824">
                <text:p>6378.73754152824</text:p>
              </table:table-cell>
              <table:table-cell office:value-type="float" office:value="5464.09807355517">
                <text:p>5464.09807355517</text:p>
              </table:table-cell>
              <table:table-cell office:value-type="float" office:value="8478.26086956522">
                <text:p>8478.260869565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39.09224011713">
                <text:p>5139.09224011713</text:p>
              </table:table-cell>
              <table:table-cell office:value-type="float" office:value="7107.06150341686">
                <text:p>7107.06150341686</text:p>
              </table:table-cell>
              <table:table-cell office:value-type="float" office:value="9313.4328358209">
                <text:p>9313.43283582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06.4182194617">
                <text:p>4306.4182194617</text:p>
              </table:table-cell>
              <table:table-cell office:value-type="float" office:value="7500">
                <text:p>7500</text:p>
              </table:table-cell>
              <table:table-cell office:value-type="float" office:value="7684.72906403941">
                <text:p>7684.72906403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39.44856839873">
                <text:p>3639.44856839873</text:p>
              </table:table-cell>
              <table:table-cell office:value-type="float" office:value="7839.1959798995">
                <text:p>7839.1959798995</text:p>
              </table:table-cell>
              <table:table-cell office:value-type="float" office:value="8455.28455284553">
                <text:p>8455.284552845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01.65077888863">
                <text:p>2901.65077888863</text:p>
              </table:table-cell>
              <table:table-cell office:value-type="float" office:value="6979.86577181208">
                <text:p>6979.86577181208</text:p>
              </table:table-cell>
              <table:table-cell office:value-type="float" office:value="7572.81553398058">
                <text:p>7572.815533980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7.24070450098">
                <text:p>3307.24070450098</text:p>
              </table:table-cell>
              <table:table-cell office:value-type="float" office:value="5909.09090909091">
                <text:p>5909.09090909091</text:p>
              </table:table-cell>
              <table:table-cell office:value-type="float" office:value="6473.02904564315">
                <text:p>6473.029045643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36.578581363">
                <text:p>2336.578581363</text:p>
              </table:table-cell>
              <table:table-cell office:value-type="float" office:value="4905.66037735849">
                <text:p>4905.66037735849</text:p>
              </table:table-cell>
              <table:table-cell office:value-type="float" office:value="6540.88050314465">
                <text:p>6540.880503144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67.05324196099">
                <text:p>2467.05324196099</text:p>
              </table:table-cell>
              <table:table-cell office:value-type="float" office:value="4944.5324881141">
                <text:p>4944.5324881141</text:p>
              </table:table-cell>
              <table:table-cell office:value-type="float" office:value="6738.66090712743">
                <text:p>6738.660907127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5.79190158893">
                <text:p>1705.79190158893</text:p>
              </table:table-cell>
              <table:table-cell office:value-type="float" office:value="4273.97260273973">
                <text:p>4273.97260273973</text:p>
              </table:table-cell>
              <table:table-cell office:value-type="float" office:value="5621.62162162162">
                <text:p>5621.621621621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8.86363636364">
                <text:p>1448.86363636364</text:p>
              </table:table-cell>
              <table:table-cell office:value-type="float" office:value="4406.77966101695">
                <text:p>4406.77966101695</text:p>
              </table:table-cell>
              <table:table-cell office:value-type="float" office:value="5174.12935323383">
                <text:p>5174.129353233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9.4459379414">
                <text:p>1279.4459379414</text:p>
              </table:table-cell>
              <table:table-cell office:value-type="float" office:value="2988.50574712644">
                <text:p>2988.50574712644</text:p>
              </table:table-cell>
              <table:table-cell office:value-type="float" office:value="4394.3661971831">
                <text:p>4394.3661971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5.8336080888">
                <text:p>1085.8336080888</text:p>
              </table:table-cell>
              <table:table-cell office:value-type="float" office:value="2862.38532110092">
                <text:p>2862.38532110092</text:p>
              </table:table-cell>
              <table:table-cell office:value-type="float" office:value="4476.32711621234">
                <text:p>4476.3271162123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602cm" svg:height="5.526cm" xlink:href=".." xlink:type="simple" chart:class="chart:line" chart:style-name="ch1">
        <chart:legend chart:legend-position="end" svg:x="6.776cm" svg:y="2.464cm" style:legend-expansion="high" chart:style-name="ch2"/>
        <chart:plot-area chart:style-name="ch3" table:cell-range-address="'General Comparative Studies'.A27:'General Comparative Studies'.A44" svg:x="0.192cm" svg:y="0.11cm" svg:width="6.392cm" svg:height="5.306cm">
          <chartooo:coordinate-region svg:x="1.184cm" svg:y="0.31cm" svg:width="5.214cm" svg:height="4.0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27:'General Comparative Studies'.A4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">
                <text:p>201</text:p>
                <draw:g>
                  <svg:desc>'General Comparative Studies'.A27:'General Comparative Studies'.A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88">
                <text:p>22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33">
                <text:p>30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96cm" svg:height="5.845cm" xlink:href=".." xlink:type="simple" chart:class="chart:line" chart:style-name="ch1">
        <chart:legend chart:legend-position="end" svg:x="7.134cm" svg:y="2.623cm" style:legend-expansion="high" chart:style-name="ch2"/>
        <chart:plot-area chart:style-name="ch3" table:cell-range-address="'General Comparative Studies'.A49:'General Comparative Studies'.A66" svg:x="0.199cm" svg:y="0.116cm" svg:width="6.736cm" svg:height="5.613cm">
          <chartooo:coordinate-region svg:x="1.376cm" svg:y="0.315cm" svg:width="5.372cm" svg:height="4.3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49:'General Comparative Studies'.A66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61.19402985075">
                <text:p>7761.19402985075</text:p>
                <draw:g>
                  <svg:desc>'General Comparative Studies'.A49:'General Comparative Studies'.A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76.4705882353">
                <text:p>9176.47058823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62.8664495114">
                <text:p>10162.8664495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55.737704918">
                <text:p>10655.7377049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11.7647058824">
                <text:p>11011.76470588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57.7319587629">
                <text:p>11257.7319587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62.7906976744">
                <text:p>11162.79069767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78.1844802343">
                <text:p>10278.18448023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89.44099378882">
                <text:p>9689.440993788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98.62142099682">
                <text:p>9098.621420996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79.53964194373">
                <text:p>7979.53964194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21.72211350293">
                <text:p>9921.722113502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93.88038942976">
                <text:p>7593.880389429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34.68634686347">
                <text:p>8634.686346863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96.71963095848">
                <text:p>6396.719630958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95.45454545455">
                <text:p>5795.454545454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37.64523625097">
                <text:p>5437.645236250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6.2512363996">
                <text:p>4886.25123639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988cm" svg:height="5.499cm" xlink:href=".." xlink:type="simple" chart:class="chart:line" chart:style-name="ch1">
        <chart:legend chart:legend-position="end" svg:x="7.162cm" svg:y="2.45cm" style:legend-expansion="high" chart:style-name="ch2"/>
        <chart:plot-area chart:style-name="ch3" table:cell-range-address="'General Comparative Studies'.A71:'General Comparative Studies'.A88" svg:x="0.199cm" svg:y="0.109cm" svg:width="6.764cm" svg:height="5.281cm">
          <chartooo:coordinate-region svg:x="1.376cm" svg:y="0.308cm" svg:width="5.4cm" svg:height="4.0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71:'General Comparative Studies'.A8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044.776119403">
                <text:p>31044.776119403</text:p>
                <draw:g>
                  <svg:desc>'General Comparative Studies'.A71:'General Comparative Studies'.A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352.9411764706">
                <text:p>18352.9411764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50.4885993485">
                <text:p>13550.4885993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55.737704918">
                <text:p>10655.7377049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09.41176470589">
                <text:p>8809.411764705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5.15463917526">
                <text:p>7505.154639175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78.73754152824">
                <text:p>6378.737541528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39.09224011713">
                <text:p>5139.09224011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06.4182194617">
                <text:p>4306.41821946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39.44856839873">
                <text:p>3639.448568398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01.65077888863">
                <text:p>2901.650778888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7.24070450098">
                <text:p>3307.24070450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36.578581363">
                <text:p>2336.5785813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67.05324196099">
                <text:p>2467.053241960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5.79190158893">
                <text:p>1705.791901588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8.86363636364">
                <text:p>1448.863636363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9.4459379414">
                <text:p>1279.4459379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5.8336080888">
                <text:p>1085.83360808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593cm" svg:height="5.845cm" xlink:href=".." xlink:type="simple" chart:class="chart:line" chart:style-name="ch1">
        <chart:legend chart:legend-position="end" svg:x="7.767cm" svg:y="2.374cm" style:legend-expansion="high" chart:style-name="ch2"/>
        <chart:plot-area chart:style-name="ch3" table:cell-range-address="'General Comparative Studies'.A5:'General Comparative Studies'.A22 'General Comparative Studies'.I5:'General Comparative Studies'.I22" svg:x="0.211cm" svg:y="0.116cm" svg:width="7.345cm" svg:height="5.613cm">
          <chartooo:coordinate-region svg:x="1.203cm" svg:y="0.315cm" svg:width="6.166cm" svg:height="4.3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5:'General Comparative Studies'.A22" chart:class="chart:line">
            <chart:data-point chart:repeated="18"/>
          </chart:series>
          <chart:series chart:style-name="ch7" chart:values-cell-range-address="'General Comparative Studies'.I5:'General Comparative Studies'.I22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eneral Comparative Studies'.A5:'General Comparative Studies'.A22</svg:desc>
                </draw:g>
              </table:table-cell>
              <table:table-cell office:value-type="float" office:value="0">
                <text:p>0</text:p>
                <draw:g>
                  <svg:desc>'General Comparative Studies'.I5:'General Comparative Studies'.I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5">
                <text:p>58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.333333333333">
                <text:p>114.3333333333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8.75">
                <text:p>168.75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6.6">
                <text:p>226.6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4.666666666667">
                <text:p>284.666666666667</text:p>
              </table:table-cell>
              <table:table-cell office:value-type="float" office:value="52.3333333333333">
                <text:p>52.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.428571428571">
                <text:p>350.428571428571</text:p>
              </table:table-cell>
              <table:table-cell office:value-type="float" office:value="168.285714285714">
                <text:p>168.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2.625">
                <text:p>452.625</text:p>
              </table:table-cell>
              <table:table-cell office:value-type="float" office:value="100.75">
                <text:p>10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8">
                <text:p>558</text:p>
              </table:table-cell>
              <table:table-cell office:value-type="float" office:value="129.555555555556">
                <text:p>129.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3.5">
                <text:p>673.5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0.545454545455">
                <text:p>860.545454545455</text:p>
              </table:table-cell>
              <table:table-cell office:value-type="float" office:value="134.818181818182">
                <text:p>134.818181818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1.416666666667">
                <text:p>761.416666666667</text:p>
              </table:table-cell>
              <table:table-cell office:value-type="float" office:value="136.083333333333">
                <text:p>136.08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8.38461538462">
                <text:p>1108.38461538462</text:p>
              </table:table-cell>
              <table:table-cell office:value-type="float" office:value="238.076923076923">
                <text:p>238.07692307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4.85714285714">
                <text:p>1024.85714285714</text:p>
              </table:table-cell>
              <table:table-cell office:value-type="float" office:value="264.785714285714">
                <text:p>264.7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7.06666666667">
                <text:p>1557.06666666667</text:p>
              </table:table-cell>
              <table:table-cell office:value-type="float" office:value="252.4">
                <text:p>252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5.8125">
                <text:p>1805.8125</text:p>
              </table:table-cell>
              <table:table-cell office:value-type="float" office:value="240.5625">
                <text:p>240.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3.41176470588">
                <text:p>2103.41176470588</text:p>
              </table:table-cell>
              <table:table-cell office:value-type="float" office:value="407.352941176471">
                <text:p>407.3529411764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5.55555555556">
                <text:p>2495.55555555556</text:p>
              </table:table-cell>
              <table:table-cell office:value-type="float" office:value="433.611111111111">
                <text:p>433.6111111111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4cm" svg:height="5.579cm" xlink:href=".." xlink:type="simple" chart:class="chart:line" chart:style-name="ch1">
        <chart:legend chart:legend-position="end" svg:x="7.68cm" svg:y="2.49cm" style:legend-expansion="high" chart:style-name="ch2"/>
        <chart:plot-area chart:style-name="ch3" table:cell-range-address="'General Comparative Studies'.I27:'General Comparative Studies'.I44" svg:x="0.208cm" svg:y="0.111cm" svg:width="7.264cm" svg:height="5.357cm">
          <chartooo:coordinate-region svg:x="1.2cm" svg:y="0.31cm" svg:width="6.085cm" svg:height="4.1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I27:'General Comparative Studies'.I4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6">
                <text:p>296</text:p>
                <draw:g>
                  <svg:desc>'General Comparative Studies'.I27:'General Comparative Studies'.I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90">
                <text:p>109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51cm" svg:height="5.712cm" xlink:href=".." xlink:type="simple" chart:class="chart:line" chart:style-name="ch1">
        <chart:legend chart:legend-position="end" svg:x="7.684cm" svg:y="2.308cm" style:legend-expansion="high" chart:style-name="ch2"/>
        <chart:plot-area chart:style-name="ch3" table:cell-range-address="'General Comparative Studies'.A27:'General Comparative Studies'.A44 'General Comparative Studies'.I27:'General Comparative Studies'.I44" svg:x="0.21cm" svg:y="0.114cm" svg:width="7.264cm" svg:height="5.484cm">
          <chartooo:coordinate-region svg:x="1.202cm" svg:y="0.313cm" svg:width="6.085cm" svg:height="4.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27:'General Comparative Studies'.A44" chart:class="chart:line">
            <chart:data-point chart:repeated="18"/>
          </chart:series>
          <chart:series chart:style-name="ch7" chart:values-cell-range-address="'General Comparative Studies'.I27:'General Comparative Studies'.I44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">
                <text:p>201</text:p>
                <draw:g>
                  <svg:desc>'General Comparative Studies'.A27:'General Comparative Studies'.A44</svg:desc>
                </draw:g>
              </table:table-cell>
              <table:table-cell office:value-type="float" office:value="296">
                <text:p>296</text:p>
                <draw:g>
                  <svg:desc>'General Comparative Studies'.I27:'General Comparative Studies'.I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7">
                <text:p>30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6">
                <text:p>36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5">
                <text:p>42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5">
                <text:p>485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9">
                <text:p>559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3">
                <text:p>683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5">
                <text:p>80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3">
                <text:p>94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73">
                <text:p>1173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2">
                <text:p>102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38">
                <text:p>1438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55">
                <text:p>1355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1">
                <text:p>1951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88">
                <text:p>228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82">
                <text:p>2582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33">
                <text:p>3033</text:p>
              </table:table-cell>
              <table:table-cell office:value-type="float" office:value="1090">
                <text:p>109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823cm" svg:height="4.994cm" xlink:href=".." xlink:type="simple" chart:class="chart:line" chart:style-name="ch1">
        <chart:legend chart:legend-position="end" svg:x="7.103cm" svg:y="2.198cm" style:legend-expansion="high" chart:style-name="ch2"/>
        <chart:plot-area chart:style-name="ch3" table:cell-range-address="'General Comparative Studies'.I49:'General Comparative Studies'.I66" svg:x="0.196cm" svg:y="0.099cm" svg:width="6.711cm" svg:height="4.796cm">
          <chartooo:coordinate-region svg:x="1.373cm" svg:y="0.299cm" svg:width="5.347cm" svg:height="3.5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I49:'General Comparative Studies'.I66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35.13513513514">
                <text:p>2635.13513513514</text:p>
                <draw:g>
                  <svg:desc>'General Comparative Studies'.I49:'General Comparative Studies'.I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39.1959798995">
                <text:p>7839.1959798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758.7939698492">
                <text:p>11758.7939698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48.275862069">
                <text:p>13448.275862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661.6541353383">
                <text:p>14661.65413533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306.6202090592">
                <text:p>16306.6202090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62.17162872154">
                <text:p>9562.17162872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214.1230068337">
                <text:p>14214.12300683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875">
                <text:p>1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597.9899497487">
                <text:p>19597.9899497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194.6308724832">
                <text:p>19194.6308724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727.2727272727">
                <text:p>17727.27272727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943.3962264151">
                <text:p>15943.39622641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305.8637083994">
                <text:p>17305.86370839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27.397260274">
                <text:p>16027.3972602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627.1186440678">
                <text:p>17627.11864406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01.1494252874">
                <text:p>12701.1494252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880.7339449541">
                <text:p>12880.733944954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